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6cm" style:rel-column-width="10885*"/>
    </style:style>
    <style:style style:name="Table1.B" style:family="table-column">
      <style:table-column-properties style:column-width="15.845cm" style:rel-column-width="5465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font-size="12pt" style:font-name-asian="Times New Roman2" style:font-size-asian="12pt" style:font-name-complex="Times New Roman2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06.png" xlink:type="simple" xlink:show="embed" xlink:actuate="onLoad"/></draw:frame></text:p>
          </table:table-cell>
          <table:table-cell table:style-name="Table1.B1" office:value-type="string">
            <text:h text:style-name="P6" text:outline-level="1">Замет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не расчет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89cm" svg:height="0.87cm" draw:z-index="1"><draw:image xlink:href="../images/100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является сервисным и предоставляет возможность выполнить поясняющие текстовые сообщения в любом месте любого схемного окна проекта.</text:p>
            <text:p text:style-name="P4">Для ввода текстового сообщения необходимо:</text:p>
            <text:list xml:id="list464065749702123217" text:style-name="L1">
              <text:list-item>
                <text:p text:style-name="P7">перенести из палитры типовых блоков в схемное окно блок <text:span text:style-name="T2">«Заметка»</text:span>, расположив его на желаемое место;</text:p>
              </text:list-item>
              <text:list-item>
                <text:p text:style-name="P7">выполнить двойной щелчок левой клавишей мыши на появившемся слове <text:span text:style-name="T2">Текст</text:span>;</text:p>
              </text:list-item>
              <text:list-item>
                <text:p text:style-name="P7">в открывшемся окне текстового редактора ввести необходимые комментарии <text:span text:style-name="T1">(</text:span>заметку, поясняющий схему текст и т.п.);</text:p>
              </text:list-item>
              <text:list-item>
                <text:p text:style-name="P7">нажать на кнопку «<text:span text:style-name="T2">Применить</text:span>» в панели инструментов текстового редактора.</text:p>
              </text:list-item>
            </text:list>
            <text:p text:style-name="P4"><text:span text:style-name="T3">Свойства:</text:span><text:span text:style-name="T4"> для работы блока свойства задавать не требуется.</text:span></text:p>
            <text:p text:style-name="P4"><text:span text:style-name="T2">Примечания</text:span>:</text:p>
            <text:list xml:id="list6442479343155702357" text:style-name="L2">
              <text:list-item>
                <text:p text:style-name="P8">Произвольный текст, который вставляется на схему, не влияет на расчет.</text:p>
              </text:list-item>
              <text:list-item>
                <text:p text:style-name="P8">Шрифт, размер, цвет и другие характеристики введённого текстового сообщения можно изменить в свойствах блока:</text:p>
              </text:list-item>
            </text:list>
            <text:p text:style-name="P5"><draw:frame draw:style-name="fr2" draw:name="Графический объект3" text:anchor-type="as-char" svg:width="11.351cm" svg:height="8.601cm" draw:z-index="2"><draw:image xlink:href="../images/1006_b.png" xlink:type="simple" xlink:show="embed" xlink:actuate="onLoad"/></draw:frame></text:p>
            <text:p text:style-name="P4">Для вызова данного <text:span text:style-name="T5">окна</text:span> следует нажать правой кнопкой мыши на блоке в схемном окне и выбрать пункт «<text:span text:style-name="T2">Шрифт</text:span>» в свойствах блока:</text:p>
            <text:p text:style-name="P5"><text:soft-page-break/><draw:frame draw:style-name="fr2" draw:name="Графический объект4" text:anchor-type="as-char" svg:width="14cm" svg:height="18.6cm" draw:z-index="3"><draw:image xlink:href="../images/1006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тка</dc:title>
    <dc:date>2014-12-09T16:25:46.53</dc:date>
    <meta:generator>OpenOffice/4.1.1$Win32 OpenOffice.org_project/411m6$Build-9775</meta:generator>
    <meta:editing-duration>PT2H27M12S</meta:editing-duration>
    <meta:editing-cycles>84</meta:editing-cycles>
    <meta:document-statistic meta:table-count="1" meta:image-count="4" meta:object-count="0" meta:page-count="2" meta:paragraph-count="19" meta:word-count="139" meta:character-count="959"/>
  </office:meta>
</office:document-meta>
</file>